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15aa85" officeooo:paragraph-rsid="0015aa85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ize="24pt" fo:font-style="italic" style:text-underline-style="solid" style:text-underline-width="auto" style:text-underline-color="font-color" fo:font-weight="bold" officeooo:rsid="0015aa85" officeooo:paragraph-rsid="0015aa85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10pt" fo:font-style="normal" style:text-underline-style="none" fo:font-weight="normal" officeooo:rsid="0015aa85" officeooo:paragraph-rsid="0015aa85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ize="10pt" fo:font-style="normal" style:text-underline-style="none" fo:font-weight="normal" officeooo:rsid="0015e126" officeooo:paragraph-rsid="0015e126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ize="10pt" fo:font-style="normal" style:text-underline-style="none" fo:font-weight="normal" officeooo:rsid="00179195" officeooo:paragraph-rsid="00179195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ize="10pt" fo:font-style="normal" style:text-underline-style="none" fo:font-weight="normal" officeooo:rsid="001a160e" officeooo:paragraph-rsid="001a160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ize="10pt" fo:font-style="normal" style:text-underline-style="solid" style:text-underline-width="auto" style:text-underline-color="font-color" fo:font-weight="normal" officeooo:rsid="0015e126" officeooo:paragraph-rsid="0015e126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ize="10pt" fo:font-style="normal" style:text-underline-style="solid" style:text-underline-width="auto" style:text-underline-color="font-color" fo:font-weight="normal" officeooo:rsid="00179195" officeooo:paragraph-rsid="00179195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font-size="10pt" fo:font-style="normal" style:text-underline-style="none" fo:font-weight="normal" officeooo:rsid="0015aa85" officeooo:paragraph-rsid="0015aa85" style:font-style-asian="normal" style:font-weight-asian="normal" style:font-style-complex="normal" style:font-weight-complex="normal"/>
    </style:style>
    <style:style style:name="P10" style:family="paragraph" style:parent-style-name="Standard" style:list-style-name="L2">
      <style:text-properties fo:font-size="10pt" fo:font-style="normal" style:text-underline-style="none" fo:font-weight="normal" officeooo:rsid="0015e126" officeooo:paragraph-rsid="0015e126" style:font-style-asian="normal" style:font-weight-asian="normal" style:font-style-complex="normal" style:font-weight-complex="normal"/>
    </style:style>
    <style:style style:name="P11" style:family="paragraph" style:parent-style-name="Standard" style:list-style-name="L3">
      <style:text-properties fo:font-size="10pt" fo:font-style="normal" style:text-underline-style="none" fo:font-weight="normal" officeooo:rsid="0015e126" officeooo:paragraph-rsid="0015e126" style:font-style-asian="normal" style:font-weight-asian="normal" style:font-style-complex="normal" style:font-weight-complex="normal"/>
    </style:style>
    <style:style style:name="P12" style:family="paragraph" style:parent-style-name="Standard" style:list-style-name="L4">
      <style:text-properties fo:font-size="10pt" fo:font-style="normal" style:text-underline-style="none" fo:font-weight="normal" officeooo:rsid="0015e126" officeooo:paragraph-rsid="0015e126" style:font-style-asian="normal" style:font-weight-asian="normal" style:font-style-complex="normal" style:font-weight-complex="normal"/>
    </style:style>
    <style:style style:name="P13" style:family="paragraph" style:parent-style-name="Standard" style:list-style-name="L5">
      <style:text-properties fo:font-size="10pt" fo:font-style="normal" style:text-underline-style="none" fo:font-weight="normal" officeooo:rsid="0015e126" officeooo:paragraph-rsid="0015e126" style:font-style-asian="normal" style:font-weight-asian="normal" style:font-style-complex="normal" style:font-weight-complex="normal"/>
    </style:style>
    <style:style style:name="P14" style:family="paragraph" style:parent-style-name="Standard" style:list-style-name="L6">
      <style:text-properties fo:font-size="10pt" fo:font-style="normal" style:text-underline-style="none" fo:font-weight="normal" officeooo:rsid="0015e126" officeooo:paragraph-rsid="0015e126" style:font-style-asian="normal" style:font-weight-asian="normal" style:font-style-complex="normal" style:font-weight-complex="normal"/>
    </style:style>
    <style:style style:name="P15" style:family="paragraph" style:parent-style-name="Standard" style:list-style-name="L7">
      <style:text-properties fo:font-size="10pt" fo:font-style="normal" style:text-underline-style="none" fo:font-weight="normal" officeooo:rsid="0015e126" officeooo:paragraph-rsid="0015e126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ize="10pt" fo:font-style="normal" style:text-underline-style="none" fo:font-weight="normal" officeooo:rsid="0015e126" officeooo:paragraph-rsid="0015e126" style:font-style-asian="normal" style:font-weight-asian="normal" style:font-style-complex="normal" style:font-weight-complex="normal"/>
    </style:style>
    <style:style style:name="P17" style:family="paragraph" style:parent-style-name="Standard" style:list-style-name="L8">
      <style:text-properties fo:font-size="10pt" fo:font-style="normal" style:text-underline-style="none" fo:font-weight="normal" officeooo:rsid="00179195" officeooo:paragraph-rsid="00179195" style:font-style-asian="normal" style:font-weight-asian="normal" style:font-style-complex="normal" style:font-weight-complex="normal"/>
    </style:style>
    <style:style style:name="P18" style:family="paragraph" style:parent-style-name="Standard" style:list-style-name="L9">
      <style:text-properties fo:font-size="10pt" fo:font-style="normal" style:text-underline-style="none" fo:font-weight="normal" officeooo:rsid="00179195" officeooo:paragraph-rsid="00179195" style:font-style-asian="normal" style:font-weight-asian="normal" style:font-style-complex="normal" style:font-weight-complex="normal"/>
    </style:style>
    <style:style style:name="P19" style:family="paragraph" style:parent-style-name="Standard" style:list-style-name="L10">
      <style:text-properties fo:font-size="10pt" fo:font-style="normal" style:text-underline-style="none" fo:font-weight="normal" officeooo:rsid="00179195" officeooo:paragraph-rsid="00179195" style:font-style-asian="normal" style:font-weight-asian="normal" style:font-style-complex="normal" style:font-weight-complex="normal"/>
    </style:style>
    <style:style style:name="P20" style:family="paragraph" style:parent-style-name="Standard" style:list-style-name="L11">
      <style:text-properties fo:font-size="10pt" fo:font-style="normal" style:text-underline-style="none" fo:font-weight="normal" officeooo:rsid="00179195" officeooo:paragraph-rsid="00179195" style:font-style-asian="normal" style:font-weight-asian="normal" style:font-style-complex="normal" style:font-weight-complex="normal"/>
    </style:style>
    <style:style style:name="P21" style:family="paragraph" style:parent-style-name="Standard" style:list-style-name="L12">
      <style:text-properties fo:font-size="10pt" fo:font-style="normal" style:text-underline-style="none" fo:font-weight="normal" officeooo:rsid="00179195" officeooo:paragraph-rsid="00179195" style:font-style-asian="normal" style:font-weight-asian="normal" style:font-style-complex="normal" style:font-weight-complex="normal"/>
    </style:style>
    <style:style style:name="P22" style:family="paragraph" style:parent-style-name="Standard" style:list-style-name="L13">
      <style:text-properties fo:font-size="10pt" fo:font-style="normal" style:text-underline-style="none" fo:font-weight="normal" officeooo:rsid="00179195" officeooo:paragraph-rsid="00179195" style:font-style-asian="normal" style:font-weight-asian="normal" style:font-style-complex="normal" style:font-weight-complex="normal"/>
    </style:style>
    <style:style style:name="P23" style:family="paragraph" style:parent-style-name="Standard" style:list-style-name="L14">
      <style:text-properties fo:font-size="10pt" fo:font-style="normal" style:text-underline-style="none" fo:font-weight="normal" officeooo:rsid="00179195" officeooo:paragraph-rsid="00179195" style:font-style-asian="normal" style:font-weight-asian="normal" style:font-style-complex="normal" style:font-weight-complex="normal"/>
    </style:style>
    <style:style style:name="P24" style:family="paragraph" style:parent-style-name="Standard" style:list-style-name="L15">
      <style:text-properties fo:font-size="10pt" fo:font-style="normal" style:text-underline-style="none" fo:font-weight="normal" officeooo:rsid="00179195" officeooo:paragraph-rsid="00179195" style:font-style-asian="normal" style:font-weight-asian="normal" style:font-style-complex="normal" style:font-weight-complex="normal"/>
    </style:style>
    <style:style style:name="P25" style:family="paragraph" style:parent-style-name="Standard" style:list-style-name="L15">
      <style:text-properties fo:font-size="10pt" fo:font-style="normal" style:text-underline-style="none" fo:font-weight="normal" officeooo:rsid="00179195" officeooo:paragraph-rsid="001a160e" style:font-style-asian="normal" style:font-weight-asian="normal" style:font-style-complex="normal" style:font-weight-complex="normal"/>
    </style:style>
    <style:style style:name="P26" style:family="paragraph" style:parent-style-name="Standard" style:list-style-name="L16">
      <style:text-properties fo:font-size="10pt" fo:font-style="normal" style:text-underline-style="none" fo:font-weight="normal" officeooo:rsid="00179195" officeooo:paragraph-rsid="00179195" style:font-style-asian="normal" style:font-weight-asian="normal" style:font-style-complex="normal" style:font-weight-complex="normal"/>
    </style:style>
    <style:style style:name="P27" style:family="paragraph" style:parent-style-name="Standard" style:list-style-name="L16">
      <style:text-properties fo:font-size="10pt" fo:font-style="normal" style:text-underline-style="none" fo:font-weight="normal" officeooo:rsid="001a160e" officeooo:paragraph-rsid="001a160e" style:font-style-asian="normal" style:font-weight-asian="normal" style:font-style-complex="normal" style:font-weight-complex="normal"/>
    </style:style>
    <style:style style:name="P28" style:family="paragraph" style:parent-style-name="Standard" style:list-style-name="L17">
      <style:text-properties fo:font-size="10pt" fo:font-style="normal" style:text-underline-style="none" fo:font-weight="normal" officeooo:rsid="001a160e" officeooo:paragraph-rsid="001a160e" style:font-style-asian="normal" style:font-weight-asian="normal" style:font-style-complex="normal" style:font-weight-complex="normal"/>
    </style:style>
    <style:style style:name="T1" style:family="text">
      <style:text-properties officeooo:rsid="0015e126"/>
    </style:style>
    <style:style style:name="T2" style:family="text">
      <style:text-properties officeooo:rsid="00179195"/>
    </style:style>
    <style:style style:name="T3" style:family="text">
      <style:text-properties officeooo:rsid="001a160e"/>
    </style:style>
    <style:style style:name="T4" style:family="text">
      <style:text-properties officeooo:rsid="001df6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Y 01:</text:p>
      <text:p text:style-name="P1">CYBRARY: Introduction to IT and Cybersecurity: <text:span text:style-name="T3">2014 course</text:span></text:p>
      <text:p text:style-name="P3">Intro to Sys Admin<text:span text:style-name="T1">(customer facing role)</text:span>:</text:p>
      <text:p text:style-name="P3">What does he do? </text:p>
      <text:list xml:id="list387692012" text:style-name="L1">
        <text:list-item>
          <text:p text:style-name="P9">Install, configure, maintain hardware</text:p>
        </text:list-item>
        <text:list-item>
          <text:p text:style-name="P9">provide Technical support</text:p>
        </text:list-item>
        <text:list-item>
          <text:p text:style-name="P9">perform regular backups incase of disaster</text:p>
        </text:list-item>
      </text:list>
      <text:p text:style-name="P4">KSA</text:p>
      <text:list xml:id="list2964618651" text:style-name="L2">
        <text:list-item>
          <text:p text:style-name="P10">reporting, communication</text:p>
        </text:list-item>
        <text:list-item>
          <text:p text:style-name="P10">server and client os</text:p>
        </text:list-item>
        <text:list-item>
          <text:p text:style-name="P10">vm’s and identifying server performance</text:p>
        </text:list-item>
        <text:list-item>
          <text:p text:style-name="P10">Directory services(LDAP(used for directory services authentication), Active Directory(manage permissions and access to network))</text:p>
        </text:list-item>
      </text:list>
      <text:p text:style-name="P4"><text:s/><text:span text:style-name="T4">v</text:span></text:p>
      <text:p text:style-name="P4">Typical Day:</text:p>
      <text:list xml:id="list1652951824" text:style-name="L4">
        <text:list-item>
          <text:p text:style-name="P12">communicating with users</text:p>
        </text:list-item>
        <text:list-item>
          <text:p text:style-name="P12">troubleshooting and maintenance, recovery</text:p>
        </text:list-item>
        <text:list-item>
          <text:p text:style-name="P12">disaster preparedness/ recovery</text:p>
        </text:list-item>
      </text:list>
      <text:p text:style-name="P4">Prospects:</text:p>
      <text:p text:style-name="P4">Median Pay(81,000$)</text:p>
      <text:p text:style-name="P4">Certs:</text:p>
      <text:list xml:id="list1778337249" text:style-name="L5">
        <text:list-item>
          <text:p text:style-name="P13">A+</text:p>
        </text:list-item>
        <text:list-item>
          <text:p text:style-name="P13">Network+</text:p>
        </text:list-item>
        <text:list-item>
          <text:p text:style-name="P13">Sec+</text:p>
        </text:list-item>
      </text:list>
      <text:p text:style-name="P4"/>
      <text:p text:style-name="P7">INTRODUCTION TO NETWORK ENGINEERING</text:p>
      <text:p text:style-name="P4">building, maintaining and protecting networks</text:p>
      <text:p text:style-name="P4">operate network services and systems</text:p>
      <text:p text:style-name="P4">KSA:</text:p>
      <text:list xml:id="list2038198822" text:style-name="L6">
        <text:list-item>
          <text:p text:style-name="P14">reporting and communication(doesnt matter how good u are if u cant communicate, communicating effectively)</text:p>
        </text:list-item>
        <text:list-item>
          <text:p text:style-name="P14">analyzing network traffic, protecting networks</text:p>
        </text:list-item>
        <text:list-item>
          <text:p text:style-name="P14">networking concepts, protocols</text:p>
        </text:list-item>
      </text:list>
      <text:p text:style-name="P4">Tools:</text:p>
      <text:list xml:id="list4180444631" text:style-name="L7">
        <text:list-item>
          <text:p text:style-name="P15">Wireshark</text:p>
        </text:list-item>
        <text:list-item>
          <text:p text:style-name="P15">commands: tracert, nslookup, ifconfig</text:p>
        </text:list-item>
        <text:list-item>
          <text:p text:style-name="P15">puTTY<text:span text:style-name="T2">(SSH, Telnet)</text:span></text:p>
        </text:list-item>
        <text:list-item>
          <text:p text:style-name="P15">network performance/analyzer</text:p>
        </text:list-item>
      </text:list>
      <text:p text:style-name="P5">Typical Day:</text:p>
      <text:list xml:id="list1952231139" text:style-name="L8">
        <text:list-item>
          <text:p text:style-name="P17">reviewing logs</text:p>
        </text:list-item>
        <text:list-item>
          <text:p text:style-name="P17">fixing issues</text:p>
        </text:list-item>
        <text:list-item>
          <text:p text:style-name="P17">backups</text:p>
        </text:list-item>
        <text:list-item>
          <text:p text:style-name="P17">ACL’s, VPN’s</text:p>
        </text:list-item>
        <text:list-item>
          <text:p text:style-name="P17">documentation to stay organized or to show a manager</text:p>
        </text:list-item>
      </text:list>
      <text:p text:style-name="P5">Job Prospects:</text:p>
      <text:p text:style-name="P5">55,000-200,000</text:p>
      <text:p text:style-name="P5">median: 75,000</text:p>
      <text:p text:style-name="P5">Certs:</text:p>
      <text:list xml:id="list1338306385" text:style-name="L9">
        <text:list-item>
          <text:p text:style-name="P18">Network+</text:p>
        </text:list-item>
        <text:list-item>
          <text:p text:style-name="P18">MCSA</text:p>
        </text:list-item>
        <text:list-item>
          <text:p text:style-name="P18">MCSE</text:p>
        </text:list-item>
        <text:list-item>
          <text:p text:style-name="P18">CCNA</text:p>
        </text:list-item>
        <text:list-item>
          <text:p text:style-name="P18">CCNP </text:p>
        </text:list-item>
      </text:list>
      <text:p text:style-name="P5"/>
      <text:p text:style-name="P8">Intro to Incident Response and forensics</text:p>
      <text:p text:style-name="P5">Responsible for identifying and responding to incidents</text:p>
      <text:p text:style-name="P5">Standard procedures to analyze data, determine severity of incident</text:p>
      <text:p text:style-name="P5">KSA’s:</text:p>
      <text:list xml:id="list2862402249" text:style-name="L10">
        <text:list-item>
          <text:p text:style-name="P19">Reporting and Communication</text:p>
        </text:list-item>
        <text:list-item>
          <text:p text:style-name="P19">Networking concepts, protocols</text:p>
        </text:list-item>
        <text:list-item>
          <text:p text:style-name="P19">Cyber threats and vulnerabilities</text:p>
        </text:list-item>
        <text:list-item>
          <text:p text:style-name="P19"><text:soft-page-break/>Laws and regulations to be followed</text:p>
        </text:list-item>
      </text:list>
      <text:p text:style-name="P5">Tools:</text:p>
      <text:list xml:id="list7740725" text:style-name="L11">
        <text:list-item>
          <text:p text:style-name="P20">OSSIM</text:p>
        </text:list-item>
        <text:list-item>
          <text:p text:style-name="P20">Snort</text:p>
        </text:list-item>
        <text:list-item>
          <text:p text:style-name="P20">OpenVAS --&gt; vuln scanner</text:p>
        </text:list-item>
        <text:list-item>
          <text:p text:style-name="P20">OCS inventory</text:p>
        </text:list-item>
      </text:list>
      <text:p text:style-name="P5">Typical day:</text:p>
      <text:list xml:id="list771154487" text:style-name="L12">
        <text:list-item>
          <text:p text:style-name="P21">risk assessments</text:p>
        </text:list-item>
        <text:list-item>
          <text:p text:style-name="P21">abnormal system behavior</text:p>
        </text:list-item>
        <text:list-item>
          <text:p text:style-name="P21">suspicious activity</text:p>
        </text:list-item>
        <text:list-item>
          <text:p text:style-name="P21">SOC Analyst</text:p>
        </text:list-item>
      </text:list>
      <text:p text:style-name="P5">Certs:</text:p>
      <text:list xml:id="list1101802847" text:style-name="L13">
        <text:list-item>
          <text:p text:style-name="P22">ECIH</text:p>
        </text:list-item>
        <text:list-item>
          <text:p text:style-name="P22">GCIH</text:p>
        </text:list-item>
        <text:list-item>
          <text:p text:style-name="P22">CEIH</text:p>
        </text:list-item>
      </text:list>
      <text:p text:style-name="P5"/>
      <text:p text:style-name="P8">INTRO TO OFFENSIVE SEC AND PEN TESTING</text:p>
      <text:p text:style-name="P5">looking for one single information in a haystack</text:p>
      <text:p text:style-name="P5">learn the methodologies tools of hackers and emulate them on your own system, to check for vulnerabillities</text:p>
      <text:p text:style-name="P5">use combination of social and technical approaches to find weaknesses in an organization</text:p>
      <text:p text:style-name="P5">KSA’s:</text:p>
      <text:list xml:id="list934764550" text:style-name="L14">
        <text:list-item>
          <text:p text:style-name="P23">Communication and reporting</text:p>
        </text:list-item>
        <text:list-item>
          <text:p text:style-name="P23">common OS’</text:p>
        </text:list-item>
        <text:list-item>
          <text:p text:style-name="P23">vulnerabilities and vulnerability development</text:p>
        </text:list-item>
        <text:list-item>
          <text:p text:style-name="P23">Social Engineering</text:p>
        </text:list-item>
        <text:list-item>
          <text:p text:style-name="P23">Security Standards</text:p>
        </text:list-item>
      </text:list>
      <text:p text:style-name="P5">Tools</text:p>
      <text:list xml:id="list2373388620" text:style-name="L15">
        <text:list-item>
          <text:p text:style-name="P24">Kali</text:p>
        </text:list-item>
        <text:list-item>
          <text:p text:style-name="P24">metasploit</text:p>
        </text:list-item>
        <text:list-item>
          <text:p text:style-name="P24">wireshark</text:p>
        </text:list-item>
        <text:list-item>
          <text:p text:style-name="P25">aircrack-ng <text:s/>--&gt; wifi cracking</text:p>
        </text:list-item>
        <text:list-item>
          <text:p text:style-name="P24">Cain and abel --&gt; password cracking</text:p>
        </text:list-item>
      </text:list>
      <text:p text:style-name="P5">Typical Day:</text:p>
      <text:list xml:id="list3524384843" text:style-name="L16">
        <text:list-item>
          <text:p text:style-name="P26">establish rules of engagement(<text:span text:style-name="T3">what not to scan</text:span>)</text:p>
        </text:list-item>
        <text:list-item>
          <text:p text:style-name="P27">initial assessments(what ports open, wide range)</text:p>
        </text:list-item>
        <text:list-item>
          <text:p text:style-name="P27">targeted attacks(problem solving and critical thinking)</text:p>
        </text:list-item>
      </text:list>
      <text:p text:style-name="P6">Job Prospects:</text:p>
      <text:p text:style-name="P6">Median $80,000</text:p>
      <text:p text:style-name="P6">Certs:</text:p>
      <text:list xml:id="list3046901574" text:style-name="L17">
        <text:list-item>
          <text:p text:style-name="P28">Sec+</text:p>
        </text:list-item>
        <text:list-item>
          <text:p text:style-name="P28">CEH</text:p>
        </text:list-item>
        <text:list-item>
          <text:p text:style-name="P28">LPT</text:p>
        </text:list-item>
        <text:list-item>
          <text:p text:style-name="P28">Pentest+</text:p>
        </text:list-item>
        <text:list-item>
          <text:p text:style-name="P28">CISSP</text:p>
        </text:list-item>
        <text:list-item>
          <text:p text:style-name="P28">OSCP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9:43:06.388323072</meta:creation-date>
    <dc:date>2021-03-03T04:41:18.281731725</dc:date>
    <meta:editing-duration>PT8H11M4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101" meta:word-count="389" meta:character-count="2414" meta:non-whitespace-character-count="2189"/>
  </office:meta>
</office:document-meta>
</file>